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3"/>
    </style:style>
    <style:style style:name="P10" style:family="paragraph" style:parent-style-name="Text_20_body">
      <style:paragraph-properties fo:text-align="justify" style:justify-single-word="false"/>
    </style:style>
    <style:style style:name="P11" style:family="paragraph" style:parent-style-name="Contents_20_1">
      <style:paragraph-properties>
        <style:tab-stops>
          <style:tab-stop style:position="16.999cm" style:type="right"/>
        </style:tab-stops>
      </style:paragraph-properties>
    </style:style>
    <style:style style:name="P12" style:family="paragraph" style:parent-style-name="Caption">
      <style:paragraph-properties fo:keep-with-next="always"/>
    </style:style>
    <style:style style:name="P13" style:family="paragraph" style:parent-style-name="Standard">
      <style:text-properties style:font-name="Cochin1"/>
    </style:style>
    <style:style style:name="P14" style:family="paragraph" style:parent-style-name="Standard">
      <style:text-properties style:font-name="Cochin1" fo:font-size="12pt" style:font-name-asian="TimesNewRomanPSMT" style:font-size-asian="12pt" style:font-name-complex="TimesNewRomanPSMT" style:font-size-complex="12pt"/>
    </style:style>
    <style:style style:name="P15"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ffff00"/>
    </style:style>
    <style:style style:name="P18"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9" style:family="paragraph" style:parent-style-name="TODO">
      <style:text-properties fo:font-style="normal" style:font-style-asian="normal" style:font-style-complex="normal"/>
    </style:style>
    <style:style style:name="P20" style:family="paragraph" style:parent-style-name="TODO" style:list-style-name="List_20_1"/>
    <style:style style:name="P21" style:family="paragraph" style:parent-style-name="TODO">
      <style:paragraph-properties fo:background-color="transparent">
        <style:background-image/>
      </style:paragraph-properties>
    </style:style>
    <style:style style:name="P22" style:family="paragraph" style:parent-style-name="TODO">
      <style:paragraph-properties fo:background-color="transparent">
        <style:background-image/>
      </style:paragraph-properties>
      <style:text-properties fo:background-color="transparent"/>
    </style:style>
    <style:style style:name="P23"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24" style:family="paragraph" style:parent-style-name="Text_20_body" style:list-style-name="List_20_1"/>
    <style:style style:name="P25" style:family="paragraph" style:parent-style-name="Text_20_body" style:list-style-name="List_20_1">
      <style:text-properties fo:font-style="normal" style:font-style-asian="normal" style:font-style-complex="normal"/>
    </style:style>
    <style:style style:name="P26" style:family="paragraph" style:parent-style-name="Text_20_body" style:list-style-name="List_20_1">
      <style:text-properties fo:font-style="normal" fo:background-color="#ffff00" style:font-style-asian="normal" style:font-style-complex="normal"/>
    </style:style>
    <style:style style:name="P27" style:family="paragraph" style:parent-style-name="Text_20_body" style:list-style-name="List_20_1">
      <style:text-properties style:font-name="Palatino" fo:font-size="10pt" fo:font-style="normal" style:font-style-asian="normal" style:font-style-complex="norm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text-properties style:text-underline-style="none"/>
    </style:style>
    <style:style style:name="P34" style:family="paragraph" style:parent-style-name="Text_20_body">
      <style:text-properties fo:background-color="#ffff00"/>
    </style:style>
    <style:style style:name="P35"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36" style:family="paragraph" style:parent-style-name="Heading_20_1">
      <style:paragraph-properties fo:text-align="center" style:justify-single-word="false"/>
    </style:style>
    <style:style style:name="P37" style:family="paragraph" style:parent-style-name="Heading_20_3">
      <style:paragraph-properties fo:break-before="page"/>
    </style:style>
    <style:style style:name="P38" style:family="paragraph" style:parent-style-name="Heading_20_4">
      <style:text-properties fo:font-style="normal" style:font-style-asian="normal" style:font-style-complex="normal"/>
    </style:style>
    <style:style style:name="P39" style:family="paragraph" style:parent-style-name="Subtitle" style:master-page-name="First_20_Page">
      <style:paragraph-properties style:page-number="auto"/>
    </style:style>
    <style:style style:name="P4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super 58%" fo:font-style="normal" fo:background-color="transparent" style:font-style-asian="normal" style:font-style-complex="normal"/>
    </style:style>
    <style:style style:name="T7" style:family="text">
      <style:text-properties style:text-position="super 58%" fo:background-color="transparent"/>
    </style:style>
    <style:style style:name="T8" style:family="text">
      <style:text-properties style:font-name-asian="TimesNewRomanPSMT" style:font-name-complex="TimesNewRomanPSMT"/>
    </style:style>
    <style:style style:name="T9" style:family="text">
      <style:text-properties style:font-name="Cochin1"/>
    </style:style>
    <style:style style:name="T10" style:family="text">
      <style:text-properties style:font-name="Cochin1" fo:font-style="normal" style:font-name-asian="DejaVu Sans" style:font-style-asian="normal" style:font-name-complex="DejaVu Sans" style:font-style-complex="normal"/>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style:style>
    <style:style style:name="T15" style:family="text">
      <style:text-properties style:font-name="Times"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style:font-name="DejaVu Sans" style:font-name-asian="DejaVu Sans" style:font-name-complex="DejaVu Sans"/>
    </style:style>
    <style:style style:name="T19" style:family="text">
      <style:text-properties style:font-name="DejaVu Sans" fo:font-style="normal" style:font-name-asian="DejaVu Sans" style:font-style-asian="normal" style:font-name-complex="DejaVu Sans" style:font-style-complex="normal"/>
    </style:style>
    <style:style style:name="T20" style:family="text">
      <style:text-properties style:font-name="DejaVu Sans" fo:font-style="italic" style:font-name-asian="DejaVu Sans" style:font-style-asian="italic" style:font-name-complex="DejaVu Sans"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background-color="#ffff00"/>
    </style:style>
    <style:style style:name="T24" style:family="text">
      <style:text-properties fo:background-color="transparent"/>
    </style:style>
    <style:style style:name="T25"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6">Trait Increase</text:p>
              </table:table-cell>
              <table:table-cell table:style-name="Table3.B1" office:value-type="string">
                <text:p text:style-name="P16">Cost</text:p>
              </table:table-cell>
              <table:table-cell table:style-name="Table3.C1" office:value-type="string">
                <text:p text:style-name="P16">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Ability</text:p>
              </table:table-cell>
              <table:table-cell table:style-name="Table3.B2" office:value-type="string">
                <text:p text:style-name="P17">TODO</text:p>
              </table:table-cell>
              <table:table-cell table:style-name="Table3.C2" office:value-type="string">
                <text:p text:style-name="P17">TODO</text:p>
              </table:table-cell>
            </table:table-row>
            <table:table-row>
              <table:table-cell table:style-name="Table3.A2" office:value-type="string">
                <text:p text:style-name="Table_20_Contents">Divisional Charm</text:p>
              </table:table-cell>
              <table:table-cell table:style-name="Table3.B4"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4"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4"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4"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9" office:value-type="string">
                <text:p text:style-name="Table_20_Contents">Essence (above 3)</text:p>
              </table:table-cell>
              <table:table-cell table:style-name="Table3.B9" office:value-type="string">
                <text:p text:style-name="Table_20_Contents">(rating x 9)</text:p>
              </table:table-cell>
              <table:table-cell table:style-name="Table3.C9"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39">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Meta: What needs to be in here?<text:tab/>2</text:p>
              <text:p text:style-name="P11">Introduction<text:tab/>3</text:p>
              <text:p text:style-name="P11">Character Creation<text:tab/>6</text:p>
              <text:p text:style-name="P11">Backgrounds<text:tab/>15</text:p>
              <text:p text:style-name="P11">Charms<text:tab/>17</text:p>
              <text:p text:style-name="P11">Martial Arts<text:tab/>20</text:p>
              <text:p text:style-name="P11">Erisian Elements<text:tab/>21</text:p>
              <text:p text:style-name="P11">Numerology<text:tab/>22</text:p>
              <text:p text:style-name="P11">Characters<text:tab/>26</text:p>
              <text:p text:style-name="P11">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6"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2<text:span text:style-name="T1">—</text:span>at least 5 from Divisional Attributes; the two Divisional Elemental Charms are free) and Virtues (6<text:span text:style-name="T1">—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1">—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12">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41" svg:width="13.001cm" svg:height="3.001cm" svg:x="2cm" svg:y="2cm">
        <text:p text:style-name="P40"><text:span text:style-name="T25">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3"/>
      <text:p text:style-name="P9"/>
      <text:p text:style-name="P9"/>
      <text:h text:style-name="Heading_20_1" text:outline-level="1">Meta: What needs to be in here?</text:h>
      <text:list xml:id="list1064491686" text:style-name="List_20_1">
        <text:list-item>
          <text:p text:style-name="P20">Background: History, status quo, motivations, goals, possible futures; effect of Great Curse and/or Great Contagion</text:p>
        </text:list-item>
        <text:list-item>
          <text:p text:style-name="P20">Castes</text:p>
        </text:list-item>
        <text:list-item>
          <text:p text:style-name="P20">Charms, Martial Arts, Sorcery?</text:p>
        </text:list-item>
        <text:list-item>
          <text:p text:style-name="P20">Numerology?</text:p>
        </text:list-item>
        <text:list-item>
          <text:p text:style-name="P20">Backgrounds</text:p>
        </text:list-item>
        <text:list-item>
          <text:p text:style-name="P20">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1">was</text:span><text:span text:style-name="T16">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6">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11">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11">not</text:span><text:span text:style-name="T16">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8" text:outline-level="4">Sidebar: The Time of the Primordials</text:h><text:p text:style-name="Text_20_body"><text:span text:style-name="T16">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1">their</text:span><text:span text:style-name="T16">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6">T</text:span>he Good Book of Bad Words says, <text:span text:style-name="T8">“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21">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1">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21">The Apple Corps:</text:span> [blah]</text:p>
      <text:p text:style-name="TODO"><text:span text:style-name="T21">The House of Mirrors:</text:span> [blah]</text:p>
      <text:p text:style-name="TODO"><text:span text:style-name="T21">The Five-Fingered Hand:</text:span> [blah]</text:p>
      <text:p text:style-name="TODO">Other:<text:span text:style-name="T22">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1">do</text:span><text:span text:style-name="T16">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6">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text:soft-page-break/>1 willpower to change their apparent Essence signature indefinitely, regardless of whether their anima is visible (<text:span text:style-name="T11">e.g.</text:span><text:span text:style-name="T16">,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1">e.g.</text:span><text:span text:style-name="T16">,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7" text:outline-level="3">1<text:span text:style-name="T4">st</text:span> Division – Anchor</text:h>
      <text:p text:style-name="Text_20_body"><text:span text:style-name="Inline_20_Heading">Symbol:</text:span> “<text:span text:style-name="T18">●</text:span>”, “<text:span text:style-name="T20">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6">Common Solar anima effects, at a cost of 1 mote each:</text:span></text:p>
      <text:list xml:id="list528838737" text:continue-numbering="true" text:style-name="List_20_1">
        <text:list-item>
          <text:p text:style-name="P25">Cause her caste mark to glow brightly for a scene (as if the character had spend 4-7 motes of Peripheral Essence). <text:s/>The character may cause any Solar caste mark to appear.</text:p>
        </text:list-item>
        <text:list-item>
          <text:p text:style-name="P25">Cause her anima to glow brightly enough to read by for a scene (as if the character had spent 8-10 motes of Peripheral Essence).</text:p>
        </text:list-item>
        <text:list-item>
          <text:p text:style-name="P25">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3">“The Nagas of the South-East Mountain Tribes say that the sun shines by day because, being a woman, it is afraid to venture out by night.”</text:span></text:p>
      <text:h text:style-name="P37"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1">“</text:span><text:span text:style-name="T20">ⵀ</text:span><text:span text:style-name="T11">”, “</text:span><text:span text:style-name="T19">☯</text:span><text:span text:style-name="T1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6">Common Lunar anima effects, at a cost of 1 mote each:</text:span></text:p>
      <text:list xml:id="list1312582789" text:continue-numbering="true" text:style-name="List_20_1">
        <text:list-item>
          <text:p text:style-name="P25">Cause her caste mark and tattoos to glow brightly for a scene (as if the character has spent four to seven motes of Peripheral Essence).</text:p>
        </text:list-item>
        <text:list-item>
          <text:p text:style-name="P25">Cause her anima to glow brightly enough to read by for a scene (as if the character has spent eight to 10 motes of Peripheral Essence).</text:p>
        </text:list-item>
        <text:list-item>
          <text:p text:style-name="P25">Cause her Tell to become unmistakable and impossible to miss for a Tell.</text:p>
        </text:list-item>
        <text:list-item>
          <text:p text:style-name="P25">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ext:span text:style-name="T23">This effect applies automatically once her anima banner reaches the 4-7 mote level.</text:span></text:p>
      <text:p text:style-name="Text_20_body"><text:span text:style-name="T16">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1">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7"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4">Ỏ</text:span>”, “<text:span text:style-name="T14">Φ</text:span>”, “<text:span text:style-name="T20">ⵕ</text:span>”, “<text:span text:style-name="T20">ⵚ</text:span>”, “<text:span text:style-name="T20">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3">[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034174055" text:continue-numbering="true" text:style-name="List_20_1">
        <text:list-item>
          <text:p text:style-name="P25">For Air, leaping distance is multiplied by the his Essence.</text:p>
        </text:list-item>
        <text:list-item>
          <text:p text:style-name="P25">For Earth, his Essence is added to rolls to resist grappling or knockback.</text:p>
        </text:list-item>
        <text:list-item>
          <text:p text:style-name="P25">For Fire, he can ignite flammable materials with a touch.</text:p>
        </text:list-item>
        <text:list-item>
          <text:p text:style-name="P25">For Water, he can breathe water as easily as air, and will not drown.</text:p>
        </text:list-item>
        <text:list-item>
          <text:p text:style-name="P25">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6">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7"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8">✩</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6">Common Sidereal anima effects, at a cost of 1 mote each:</text:span></text:p>
      <text:list xml:id="list1185448530" text:continue-numbering="true" text:style-name="List_20_1">
        <text:list-item>
          <text:p text:style-name="P25">Make her caste mark obvious for one minute, as if the character had spent 8-10 motes of Peripheral Essence. <text:s/>The cast mark shines with the symbol and color of any Maiden the character chooses.</text:p>
        </text:list-item>
        <text:list-item>
          <text:p text:style-name="P25">Know the exact time and date by sensing the position of celestial bodies – or other significant bodies, meaning this ability works in alternate realities such as Malfeas or (insofar as time has meaning there) the Wyld.</text:p>
        </text:list-item>
        <text:list-item>
          <text:p text:style-name="P24"><text:span text:style-name="T16">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6">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6">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 [Or, just any 3.]</text:p>
      <text:p text:style-name="Text_20_body"><text:span text:style-name="Inline_20_Heading">Attributes:</text:span> Thrown, Dodge, Larceny, Stealth, Occult</text:p>
      <text:p text:style-name="Text_20_body"><text:span text:style-name="Inline_20_Heading">Quote:</text:span> <text:span text:style-name="T13">“Study Demonology with an enemy this Sunday”</text:span></text:p>
      <text:h text:style-name="P37"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8">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0">⬠</text:span>”, Pentagon</text:p>
      <text:p text:style-name="Text_20_body"><text:span text:style-name="Inline_20_Heading">Element:</text:span> Prickle</text:p>
      <text:p text:style-name="Text_20_body"><text:span text:style-name="Inline_20_Heading"><text:span text:style-name="T24">Magical Material:</text:span></text:span><text:span text:style-name="T24">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6">Common Alchemical anima effects, at a cost of 1 mote each [Need more info from 2</text:span><text:span text:style-name="T5">nd</text:span><text:span text:style-name="T16"> Ed]:</text:span></text:p>
      <text:list xml:id="list1034911807"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P22"><text:span text:style-name="T16">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span></text:p>
      <text:p text:style-name="P35"><text:span text:style-name="T1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P22"><text:span text:style-name="T16">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span></text:p>
      <text:p text:style-name="P21"><text:span text:style-name="T1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span></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oft-page-break/><text:span text:style-name="Inline_20_Heading">Other rules:</text:span><text:span text:style-name="Inline_20_Heading"><text:span text:style-name="T22">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37"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1">“</text:span><text:span text:style-name="T15">Ø</text:span><text:span text:style-name="T16">”, “</text:span><text:span text:style-name="T20">ⵁ</text:span><text:span text:style-name="T16">”;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699944512" text:continue-numbering="true" text:style-name="List_20_1">
        <text:list-item>
          <text:p text:style-name="P25">Cause their anima to flare to any level of display up to the 8–10 mote level. This display lasts for a scene or until reflexively dismissed, after which the character’s anima dims to its actual level.</text:p>
        </text:list-item>
        <text:list-item>
          <text:p text:style-name="P25">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1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1">“</text:span><text:span text:style-name="T20">∆</text:span><text:span text:style-name="T10">”, “</text:span><text:span text:style-name="T20">☖</text:span><text:span text:style-name="T16">”;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606739881" text:continue-numbering="true" text:style-name="List_20_1">
        <text:list-item>
          <text:p text:style-name="P24">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4">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34">[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6">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6">“#”,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1425063905" text:continue-numbering="true" text:style-name="List_20_1">
        <text:list-item>
          <text:p text:style-name="P27">Cause his caste mark to glow brightly for a scene (as if the character has spent 4-7 motes of Peripheral Essence).</text:p>
        </text:list-item>
        <text:list-item>
          <text:p text:style-name="P27">Cause his caste mark to clearly illuminate everything within a 10 yard radius for a scene (as if the character has spent 4-7 motes of Peripheral Essence).</text:p>
        </text:list-item>
        <text:list-item>
          <text:p text:style-name="P27">Sense the nearest entry point into the Yozi realm or the nearest pathway that leads to the desert of Cecelyne.</text:p>
        </text:list-item>
      </text:list>
      <text:p text:style-name="P18">[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6">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1">i.e.</text:span><text:span text:style-name="T16">,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6">When the count of Podge reaches 10 (or more), </text:span>the character is driven to act strictly in accordance with the dominant order<text:span text:style-name="T16">,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6">Essence and Maximums:</text:span></text:span><text:span text:style-name="T16">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5">•</text:p>
          </table:table-cell>
          <table:table-cell table:style-name="Table2.A1" office:value-type="string">
            <text:p text:style-name="Table_20_Contents">Provides a single follower.</text:p>
          </table:table-cell>
        </table:table-row>
        <table:table-row>
          <table:table-cell table:style-name="Table2.A2" office:value-type="string">
            <text:p text:style-name="P15">••</text:p>
          </table:table-cell>
          <table:table-cell table:style-name="Table2.A2" office:value-type="string">
            <text:p text:style-name="Table_20_Contents">Provides up to 5 followers.</text:p>
          </table:table-cell>
        </table:table-row>
        <table:table-row>
          <table:table-cell table:style-name="Table2.A1" office:value-type="string">
            <text:p text:style-name="P15">•••</text:p>
          </table:table-cell>
          <table:table-cell table:style-name="Table2.A1" office:value-type="string">
            <text:p text:style-name="Table_20_Contents">Provides 20 followers.</text:p>
          </table:table-cell>
        </table:table-row>
        <table:table-row>
          <table:table-cell table:style-name="Table2.A2" office:value-type="string">
            <text:p text:style-name="P15">••••</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5">•••••</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1">can</text:span><text:span text:style-name="T16">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text:soft-page-break/>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text:soft-page-break/>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6">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382514975" text:style-name="L1">
        <text:list-item>
          <text:p text:style-name="P28">Perhaps something which allows the Charm user to take on Wyld mutations while in there, but shake them off on returning to Creation?</text:p>
        </text:list-item>
      </text:list>
      <text:p text:style-name="Text_20_body">Tree for ignoring/redirecting mental influences.</text:p>
      <text:list xml:id="list889313144" text:style-name="L2">
        <text:list-item>
          <text:p text:style-name="P29">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933016947" text:style-name="L3">
        <text:list-item>
          <text:p text:style-name="P30">Mass production</text:p>
        </text:list-item>
        <text:list-item>
          <text:p text:style-name="P30">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023426694" text:style-name="L4">
        <text:list-item>
          <text:p text:style-name="P31">Learning systems – think </text:p>
        </text:list-item>
        <text:list-item>
          <text:p text:style-name="P31">Manipulating decisions based on bureaucratic forms/processes.</text:p>
        </text:list-item>
        <text:list-item>
          <text:p text:style-name="P31">Creating new forms/processes to achieve desired ends.</text:p>
        </text:list-item>
        <text:list-item>
          <text:p text:style-name="P31">Discover/re-write official/recorded information about people.</text:p>
        </text:list-item>
        <text:list-item>
          <text:p text:style-name="P31">Official vs. Surreptitious Business</text:p>
        </text:list-item>
        <text:list-item>
          <text:p text:style-name="P31">Uncovering secrets through analyzing side <text:soft-page-break/>channels of bureaucracy (from “Zambian cybernetics genius”)</text:p>
        </text:list-item>
        <text:list-item>
          <text:p text:style-name="P31">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elemental powers (Exalted, p. 302) of Elemental Expression (as an Occult Charm) and Elemental Rejuvenation (as a Medicine Charm),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2">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718681307" text:continue-list="list1425063905" text:style-name="List_20_1">
        <text:list-item>
          <text:p text:style-name="P24">Determine his Numerology point total for the effect.</text:p>
        </text:list-item>
        <text:list-item>
          <text:p text:style-name="P24">Choose a duration, range and scope, and a specific target fitting that scope.</text:p>
        </text:list-item>
        <text:list-item>
          <text:p text:style-name="P24">Choose one or more values to be affected.</text:p>
        </text:list-item>
        <text:list-item>
          <text:p text:style-name="P24">Select a mechanism of balance for the effect.</text:p>
        </text:list-item>
        <text:list-item>
          <text:p text:style-name="P24">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6">Numerology<text:line-break/>Points</text:p>
          </table:table-cell>
          <table:table-cell table:style-name="Table4.A1" office:value-type="string">
            <text:p text:style-name="P16">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6">Numerology<text:line-break/>Points</text:p>
          </table:table-cell>
          <table:table-cell table:style-name="Table6.A1" office:value-type="string">
            <text:p text:style-name="P16">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1628935915" text:continue-numbering="true" text:style-name="List_20_1">
        <text:list-item>
          <text:p text:style-name="P24">damage value</text:p>
        </text:list-item>
        <text:list-item>
          <text:p text:style-name="P24">damage type (B/L/A)</text:p>
        </text:list-item>
        <text:list-item>
          <text:p text:style-name="P24">damage interval (action, minute, day, hour)</text:p>
        </text:list-item>
        <text:list-item>
          <text:p text:style-name="P24">toxicity value</text:p>
        </text:list-item>
        <text:list-item>
          <text:p text:style-name="P24">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811652765" text:continue-numbering="true" text:style-name="List_20_1">
        <text:list-item>
          <text:p text:style-name="P24">relevant distances: a distance of 0 can be raised to 10 yards, or a distance of 10 yards or less reduced to 0; other distances can be multiplied or divided by 10</text:p>
        </text:list-item>
        <text:list-item>
          <text:p text:style-name="P24">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1">does</text:span><text:span text:style-name="T16">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2186640574" text:continue-numbering="true" text:style-name="List_20_1">
        <text:list-item>
          <text:p text:style-name="P24">Join Battle/Debate <text:span text:style-name="T11">and</text:span><text:span text:style-name="T16"> DV/MDV for unexpected attacks (both modified together)</text:span></text:p>
        </text:list-item>
        <text:list-item>
          <text:p text:style-name="P24">Dodge or Parry DV</text:p>
        </text:list-item>
        <text:list-item>
          <text:p text:style-name="P24">Dodge or Parry MDV</text:p>
        </text:list-item>
        <text:list-item>
          <text:p text:style-name="P24">Knockdown Threshold <text:span text:style-name="T11">and</text:span><text:span text:style-name="T16"> Pool (both modified together)</text:span></text:p>
        </text:list-item>
        <text:list-item>
          <text:p text:style-name="P24"><text:span text:style-name="T16">Stunning Threshold </text:span><text:span text:style-name="T11">and</text:span><text:span text:style-name="T16"> Pool (both modified together)</text:span></text:p>
        </text:list-item>
        <text:list-item>
          <text:p text:style-name="P25">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5">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6">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1">down</text:span><text:span text:style-name="T16">.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1">if</text:span><text:span text:style-name="T16">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387737423" text:continue-numbering="true" text:style-name="List_20_1">
        <text:list-item>
          <text:p text:style-name="P24">Damaged/Destroyed health levels, to half or double their original rating, together</text:p>
        </text:list-item>
        <text:list-item>
          <text:p text:style-name="P24">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644744679" text:continue-numbering="true" text:style-name="List_20_1">
        <text:list-item>
          <text:p text:style-name="P24">Vehicle speed (halve or double)</text:p>
        </text:list-item>
        <text:list-item>
          <text:p text:style-name="P24">Endurance (either halving or doubling the Essence commitment, where provided by the pilot; or else halving or doubling the time until <text:soft-page-break/>maintenance checks are required <text:span text:style-name="T11">or</text:span><text:span text:style-name="T16"> the time between checks thereafter)</text:span></text:p>
        </text:list-item>
        <text:list-item>
          <text:p text:style-name="P24">Maneuverability</text:p>
        </text:list-item>
        <text:list-item>
          <text:p text:style-name="P24">Crew</text:p>
        </text:list-item>
        <text:list-item>
          <text:p text:style-name="P24">Cargo (halve or double)</text:p>
        </text:list-item>
        <text:list-item>
          <text:p text:style-name="P24">Armor</text:p>
        </text:list-item>
        <text:list-item>
          <text:p text:style-name="P24">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576082154" text:continue-numbering="true" text:style-name="List_20_1">
        <text:list-item>
          <text:p text:style-name="P24">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4">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4">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4">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1">per modified value</text:span><text:span text:style-name="T16">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556721496" text:continue-numbering="true" text:style-name="List_20_1">
        <text:list-item>
          <text:p text:style-name="P24">which, if any, of the adjustments would be meaningless (e.g., trying to increase an Ability which is already at 5);</text:p>
        </text:list-item>
        <text:list-item>
          <text:p text:style-name="P24">whether the character is one point away from Limit Break or similar effects;</text:p>
        </text:list-item>
        <text:list-item>
          <text:p text:style-name="P24">the amount by which the target’s Essence exceeds the character’s – i.e., the extra cost required in effect points or Willpower;</text:p>
        </text:list-item>
        <text:list-item>
          <text:p text:style-name="P24">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8">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8">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8">Eristic Avatars are sent down into Reality, the original Rorschach, for the purpose keeping things from becoming so well </text:span><text:span text:style-name="T8">ordered that they stop working. This they often accomplish by insisting that certain arbitrary interpretations of reality are the only valid ones. That causes Strife </text:span><text:span text:style-name="T8">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9">ings?</text:span></text:p>
      <text:p text:style-name="P13">M2: Even false things are true.</text:p>
      <text:p text:style-name="P13">GP: How can that be?</text:p>
      <text:p text:style-name="P14">M2: I don’t know man, I didn’t do it.</text:p>
      <text:p text:style-name="P14">–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2">mad</text:span><text:span text:style-name="T13"> but not </text:span><text:span text:style-name="T12">ill</text:span><text:span text:style-name="T13">.” – Werewolf Bridge, Robert Anton Wilson</text:span></text:p>
      <text:p text:style-name="P6">“... we Erisians seldom pray, it is much too dangerous”</text:p>
      <text:p text:style-name="Text_20_body"><text:span text:style-name="T13">“Heaven is down. Hell is up. This is proven by the fact that the planets and stars are orderly in </text:span><text:span text:style-name="T13">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3">“Everybody I know who is right always agrees with </text:span><text:span text:style-name="T12">me</text:span><text:span text:style-name="T13">.”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3">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2">we</text:span><text:span text:style-name="T13"> know.</text:span></text:p>
      <text:list xml:id="list121622447" text:style-name="L5">
        <text:list-item>
          <text:p text:style-name="P33">The Military Order of THE KNIGHTS OF THE FIVE SIDED TEMPLE. This is for all of the soldiers and bureaucrats of the world. [Apple]</text:p>
        </text:list-item>
        <text:list-item>
          <text:p text:style-name="P33">The Political Order of THE PARTY FOR WAR ON EVIL. This is reserved for lawmakers, censors, and like ilk. [Anvil]</text:p>
        </text:list-item>
        <text:list-item>
          <text:p text:style-name="P33">The Academic Order of THE HEMLOCK FELLOWSHIP. They commonly inhabit schools and universities, and dominate many of them. [Archway]</text:p>
        </text:list-item>
        <text:list-item>
          <text:p text:style-name="P33">The Social Order of THE CITIZENS COMMITTEE FOR CONCERNED CITIZENS. This is mostly a grass-roots version of the more professional military, political, academic and sacred Orders. [Arrow]</text:p>
        </text:list-item>
        <text:list-item>
          <text:p text:style-name="P32"><text:span text:style-name="T13">The Sacred Order of THE DEFAMATION LEAGUE. Not much is known about the D.L., but they are very ancient and quite possibly were founded by Greyface himself. It is known that they now have absolute domination over all organized churches in the world. </text:span><text:span text:style-name="T13">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2</text:page-number></text:p>
      </style:footer>
    </style:master-page>
    <style:master-page style:name="Left_20_Page" style:display-name="Left Page" style:page-layout-name="Mpm3" style:next-style-name="Right_20_Page">
      <style:footer>
        <text:p text:style-name="Page_20_Number_20__28_left_29_"><text:tab/><text:page-number text:select-page="current">2</text:page-number></text:p>
      </style:footer>
    </style:master-page>
    <style:master-page style:name="Right_20_Page" style:display-name="Right Page" style:page-layout-name="Mpm4" style:next-style-name="Left_20_Page">
      <style:footer>
        <text:p text:style-name="Page_20_Number_20__28_right_29_"><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4-01T21:59:14</dc:date>
    <dc:language>en-GB</dc:language>
    <meta:editing-cycles>281</meta:editing-cycles>
    <meta:editing-duration>PT278H26M43S</meta:editing-duration>
    <meta:document-statistic meta:table-count="5" meta:image-count="0" meta:object-count="0" meta:page-count="33" meta:paragraph-count="813" meta:word-count="17311" meta:character-count="104417"/>
    <meta:user-defined meta:name="Info 1"/>
    <meta:user-defined meta:name="Info 2"/>
    <meta:user-defined meta:name="Info 3"/>
    <meta:user-defined meta:name="Info 4"/>
  </office:meta>
</office:document-meta>
</file>